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6.754cm"/>
    </style:style>
    <style:style style:name="co3" style:family="table-column">
      <style:table-column-properties fo:break-before="auto" style:column-width="4.821cm"/>
    </style:style>
    <style:style style:name="co4" style:family="table-column">
      <style:table-column-properties fo:break-before="auto" style:column-width="10.56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badg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et</text:p>
          </table:table-cell>
          <table:table-cell table:formula="of:=&quot;'&quot; &amp; [.A1] &amp; &quot;';'&quot; &amp; [.B1] &amp; &quot;';'&quot; &amp;+[.C1] &amp; &quot;';'&quot; &amp; [.D1] &amp; &quot;'&quot;" office:value-type="string" office:string-value="'badge';'name';'type';'set'" calcext:value-type="string">
            <text:p>'badge';'name';'type';'set'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table:style-name="ce2" office:value-type="string" calcext:value-type="string">
            <text:p>solid-li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metals-set-latin</text:p>
          </table:table-cell>
          <table:table-cell table:formula="of:=&quot;'&quot; &amp; [.A2] &amp; &quot;';'&quot; &amp; [.B2] &amp; &quot;';'&quot; &amp;+[.C2] &amp; &quot;';'&quot; &amp; [.D2] &amp; &quot;'&quot;" office:value-type="string" office:string-value="'Li';'solid-lime';'item';'metals-set-latin'" calcext:value-type="string">
            <text:p>'Li';'solid-lime';'item';'metals-set-latin'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string" calcext:value-type="string">
            <text:p>powder-zinc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metals-set-latin</text:p>
          </table:table-cell>
          <table:table-cell table:formula="of:=&quot;'&quot; &amp; [.A3] &amp; &quot;';'&quot; &amp; [.B3] &amp; &quot;';'&quot; &amp;+[.C3] &amp; &quot;';'&quot; &amp; [.D3] &amp; &quot;'&quot;" office:value-type="string" office:string-value="'Zn';'powder-zinc';'item';'metals-set-latin'" calcext:value-type="string">
            <text:p>'Zn';'powder-zinc';'item';'metals-set-latin'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table:style-name="ce2" office:value-type="string" calcext:value-type="string">
            <text:p>solid-li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metals-set-english</text:p>
          </table:table-cell>
          <table:table-cell table:formula="of:=&quot;'&quot; &amp; [.A4] &amp; &quot;';'&quot; &amp; [.B4] &amp; &quot;';'&quot; &amp;+[.C4] &amp; &quot;';'&quot; &amp; [.D4] &amp; &quot;'&quot;" office:value-type="string" office:string-value="'Li';'solid-lime';'item';'metals-set-english'" calcext:value-type="string">
            <text:p>'Li';'solid-lime';'item';'metals-set-english'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string" calcext:value-type="string">
            <text:p>powder-zinc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metals-set-english</text:p>
          </table:table-cell>
          <table:table-cell table:formula="of:=&quot;'&quot; &amp; [.A5] &amp; &quot;';'&quot; &amp; [.B5] &amp; &quot;';'&quot; &amp;+[.C5] &amp; &quot;';'&quot; &amp; [.D5] &amp; &quot;'&quot;" office:value-type="string" office:string-value="'Zn';'powder-zinc';'item';'metals-set-english'" calcext:value-type="string">
            <text:p>'Zn';'powder-zinc';'item';'metals-set-english'</text:p>
          </table:table-cell>
        </table:table-row>
        <table:table-row table:style-name="ro1">
          <table:table-cell table:number-columns-repeated="4"/>
          <table:table-cell table:formula="of:=&quot;'&quot; &amp; [.A6] &amp; &quot;';'&quot; &amp; [.B6] &amp; &quot;';'&quot; &amp;+[.C6] &amp; &quot;';'&quot; &amp; [.D6] &amp; &quot;'&quot;" office:value-type="string" office:string-value="'';'';'';''" calcext:value-type="string">
            <text:p>'';'';'';''</text:p>
          </table:table-cell>
        </table:table-row>
        <table:table-row table:style-name="ro1">
          <table:table-cell table:number-columns-repeated="4"/>
          <table:table-cell table:formula="of:=&quot;'&quot; &amp; [.A7] &amp; &quot;';'&quot; &amp; [.B7] &amp; &quot;';'&quot; &amp;+[.C7] &amp; &quot;';'&quot; &amp; [.D7] &amp; &quot;'&quot;" office:value-type="string" office:string-value="'';'';'';''" calcext:value-type="string">
            <text:p>'';'';'';''</text:p>
          </table:table-cell>
        </table:table-row>
        <table:table-row table:style-name="ro1">
          <table:table-cell table:number-columns-repeated="4"/>
          <table:table-cell table:formula="of:=&quot;'&quot; &amp; [.A8] &amp; &quot;';'&quot; &amp; [.B8] &amp; &quot;';'&quot; &amp;+[.C8] &amp; &quot;';'&quot; &amp; [.D8] &amp; &quot;'&quot;" office:value-type="string" office:string-value="'';'';'';''" calcext:value-type="string">
            <text:p>'';'';'';''</text:p>
          </table:table-cell>
        </table:table-row>
        <table:table-row table:style-name="ro1">
          <table:table-cell table:number-columns-repeated="4"/>
          <table:table-cell table:formula="of:=&quot;'&quot; &amp; [.A9] &amp; &quot;';'&quot; &amp; [.B9] &amp; &quot;';'&quot; &amp;+[.C9] &amp; &quot;';'&quot; &amp; [.D9] &amp; &quot;'&quot;" office:value-type="string" office:string-value="'';'';'';''" calcext:value-type="string">
            <text:p>'';'';'';''</text:p>
          </table:table-cell>
        </table:table-row>
        <table:table-row table:style-name="ro1">
          <table:table-cell table:number-columns-repeated="4"/>
          <table:table-cell table:formula="of:=&quot;'&quot; &amp; [.A10] &amp; &quot;';'&quot; &amp; [.B10] &amp; &quot;';'&quot; &amp;+[.C10] &amp; &quot;';'&quot; &amp; [.D10] &amp; &quot;'&quot;" office:value-type="string" office:string-value="'';'';'';''" calcext:value-type="string">
            <text:p>'';'';'';''</text:p>
          </table:table-cell>
        </table:table-row>
        <table:table-row table:style-name="ro1">
          <table:table-cell table:number-columns-repeated="4"/>
          <table:table-cell table:formula="of:=&quot;'&quot; &amp; [.A11] &amp; &quot;';'&quot; &amp; [.B11] &amp; &quot;';'&quot; &amp;+[.C11] &amp; &quot;';'&quot; &amp; [.D11] &amp; &quot;'&quot;" office:value-type="string" office:string-value="'';'';'';''" calcext:value-type="string">
            <text:p>'';'';'';''</text:p>
          </table:table-cell>
        </table:table-row>
        <table:table-row table:style-name="ro1">
          <table:table-cell table:number-columns-repeated="4"/>
          <table:table-cell table:formula="of:=&quot;'&quot; &amp; [.A12] &amp; &quot;';'&quot; &amp; [.B12] &amp; &quot;';'&quot; &amp;+[.C12] &amp; &quot;';'&quot; &amp; [.D12] &amp; &quot;'&quot;" office:value-type="string" office:string-value="'';'';'';''" calcext:value-type="string">
            <text:p>'';'';'';''</text:p>
          </table:table-cell>
        </table:table-row>
        <table:table-row table:style-name="ro1">
          <table:table-cell table:number-columns-repeated="4"/>
          <table:table-cell table:formula="of:=&quot;'&quot; &amp; [.A13] &amp; &quot;';'&quot; &amp; [.B13] &amp; &quot;';'&quot; &amp;+[.C13] &amp; &quot;';'&quot; &amp; [.D13] &amp; &quot;'&quot;" office:value-type="string" office:string-value="'';'';'';''" calcext:value-type="string">
            <text:p>'';'';'';''</text:p>
          </table:table-cell>
        </table:table-row>
        <table:table-row table:style-name="ro1">
          <table:table-cell table:number-columns-repeated="4"/>
          <table:table-cell table:formula="of:=&quot;'&quot; &amp; [.A14] &amp; &quot;';'&quot; &amp; [.B14] &amp; &quot;';'&quot; &amp;+[.C14] &amp; &quot;';'&quot; &amp; [.D14] &amp; &quot;'&quot;" office:value-type="string" office:string-value="'';'';'';''" calcext:value-type="string">
            <text:p>'';'';'';''</text:p>
          </table:table-cell>
        </table:table-row>
        <table:table-row table:style-name="ro1">
          <table:table-cell table:number-columns-repeated="4"/>
          <table:table-cell table:formula="of:=&quot;'&quot; &amp; [.A15] &amp; &quot;';'&quot; &amp; [.B15] &amp; &quot;';'&quot; &amp;+[.C15] &amp; &quot;';'&quot; &amp; [.D15] &amp; &quot;'&quot;" office:value-type="string" office:string-value="'';'';'';''" calcext:value-type="string">
            <text:p>'';'';'';''</text:p>
          </table:table-cell>
        </table:table-row>
        <table:table-row table:style-name="ro1">
          <table:table-cell table:number-columns-repeated="4"/>
          <table:table-cell table:formula="of:=&quot;'&quot; &amp; [.A16] &amp; &quot;';'&quot; &amp; [.B16] &amp; &quot;';'&quot; &amp;+[.C16] &amp; &quot;';'&quot; &amp; [.D16] &amp; &quot;'&quot;" office:value-type="string" office:string-value="'';'';'';''" calcext:value-type="string">
            <text:p>'';'';'';''</text:p>
          </table:table-cell>
        </table:table-row>
        <table:table-row table:style-name="ro1">
          <table:table-cell table:number-columns-repeated="4"/>
          <table:table-cell table:formula="of:=&quot;'&quot; &amp; [.A17] &amp; &quot;';'&quot; &amp; [.B17] &amp; &quot;';'&quot; &amp;+[.C17] &amp; &quot;';'&quot; &amp; [.D17] &amp; &quot;'&quot;" office:value-type="string" office:string-value="'';'';'';''" calcext:value-type="string">
            <text:p>'';'';'';''</text:p>
          </table:table-cell>
        </table:table-row>
        <table:table-row table:style-name="ro1">
          <table:table-cell table:number-columns-repeated="4"/>
          <table:table-cell table:formula="of:=&quot;'&quot; &amp; [.A18] &amp; &quot;';'&quot; &amp; [.B18] &amp; &quot;';'&quot; &amp;+[.C18] &amp; &quot;';'&quot; &amp; [.D18] &amp; &quot;'&quot;" office:value-type="string" office:string-value="'';'';'';''" calcext:value-type="string">
            <text:p>'';'';'';''</text:p>
          </table:table-cell>
        </table:table-row>
        <table:table-row table:style-name="ro1">
          <table:table-cell table:number-columns-repeated="4"/>
          <table:table-cell table:formula="of:=&quot;'&quot; &amp; [.A19] &amp; &quot;';'&quot; &amp; [.B19] &amp; &quot;';'&quot; &amp;+[.C19] &amp; &quot;';'&quot; &amp; [.D19] &amp; &quot;'&quot;" office:value-type="string" office:string-value="'';'';'';''" calcext:value-type="string">
            <text:p>'';'';'';''</text:p>
          </table:table-cell>
        </table:table-row>
        <table:table-row table:style-name="ro1">
          <table:table-cell table:number-columns-repeated="4"/>
          <table:table-cell table:formula="of:=&quot;'&quot; &amp; [.A20] &amp; &quot;';'&quot; &amp; [.B20] &amp; &quot;';'&quot; &amp;+[.C20] &amp; &quot;';'&quot; &amp; [.D20] &amp; &quot;'&quot;" office:value-type="string" office:string-value="'';'';'';''" calcext:value-type="string">
            <text:p>'';'';'';''</text:p>
          </table:table-cell>
        </table:table-row>
        <table:table-row table:style-name="ro1">
          <table:table-cell table:number-columns-repeated="4"/>
          <table:table-cell table:formula="of:=&quot;'&quot; &amp; [.A21] &amp; &quot;';'&quot; &amp; [.B21] &amp; &quot;';'&quot; &amp;+[.C21] &amp; &quot;';'&quot; &amp; [.D21] &amp; &quot;'&quot;" office:value-type="string" office:string-value="'';'';'';''" calcext:value-type="string">
            <text:p>'';'';'';''</text:p>
          </table:table-cell>
        </table:table-row>
        <table:table-row table:style-name="ro1">
          <table:table-cell table:number-columns-repeated="4"/>
          <table:table-cell table:formula="of:=&quot;'&quot; &amp; [.A22] &amp; &quot;';'&quot; &amp; [.B22] &amp; &quot;';'&quot; &amp;+[.C22] &amp; &quot;';'&quot; &amp; [.D22] &amp; &quot;'&quot;" office:value-type="string" office:string-value="'';'';'';''" calcext:value-type="string">
            <text:p>'';'';'';''</text:p>
          </table:table-cell>
        </table:table-row>
        <table:table-row table:style-name="ro1">
          <table:table-cell table:number-columns-repeated="4"/>
          <table:table-cell table:formula="of:=&quot;'&quot; &amp; [.A23] &amp; &quot;';'&quot; &amp; [.B23] &amp; &quot;';'&quot; &amp;+[.C23] &amp; &quot;';'&quot; &amp; [.D23] &amp; &quot;'&quot;" office:value-type="string" office:string-value="'';'';'';''" calcext:value-type="string">
            <text:p>'';'';'';''</text:p>
          </table:table-cell>
        </table:table-row>
        <table:table-row table:style-name="ro1">
          <table:table-cell table:number-columns-repeated="4"/>
          <table:table-cell table:formula="of:=&quot;'&quot; &amp; [.A24] &amp; &quot;';'&quot; &amp; [.B24] &amp; &quot;';'&quot; &amp;+[.C24] &amp; &quot;';'&quot; &amp; [.D24] &amp; &quot;'&quot;" office:value-type="string" office:string-value="'';'';'';''" calcext:value-type="string">
            <text:p>'';'';'';''</text:p>
          </table:table-cell>
        </table:table-row>
        <table:table-row table:style-name="ro1">
          <table:table-cell table:number-columns-repeated="4"/>
          <table:table-cell table:formula="of:=&quot;'&quot; &amp; [.A25] &amp; &quot;';'&quot; &amp; [.B25] &amp; &quot;';'&quot; &amp;+[.C25] &amp; &quot;';'&quot; &amp; [.D25] &amp; &quot;'&quot;" office:value-type="string" office:string-value="'';'';'';''" calcext:value-type="string">
            <text:p>'';'';'';''</text:p>
          </table:table-cell>
        </table:table-row>
        <table:table-row table:style-name="ro1">
          <table:table-cell table:number-columns-repeated="4"/>
          <table:table-cell table:formula="of:=&quot;'&quot; &amp; [.A26] &amp; &quot;';'&quot; &amp; [.B26] &amp; &quot;';'&quot; &amp;+[.C26] &amp; &quot;';'&quot; &amp; [.D26] &amp; &quot;'&quot;" office:value-type="string" office:string-value="'';'';'';''" calcext:value-type="string">
            <text:p>'';'';'';''</text:p>
          </table:table-cell>
        </table:table-row>
        <table:table-row table:style-name="ro1">
          <table:table-cell table:number-columns-repeated="4"/>
          <table:table-cell table:formula="of:=&quot;'&quot; &amp; [.A27] &amp; &quot;';'&quot; &amp; [.B27] &amp; &quot;';'&quot; &amp;+[.C27] &amp; &quot;';'&quot; &amp; [.D27] &amp; &quot;'&quot;" office:value-type="string" office:string-value="'';'';'';''" calcext:value-type="string">
            <text:p>'';'';'';''</text:p>
          </table:table-cell>
        </table:table-row>
        <table:table-row table:style-name="ro1">
          <table:table-cell table:number-columns-repeated="4"/>
          <table:table-cell table:formula="of:=&quot;'&quot; &amp; [.A28] &amp; &quot;';'&quot; &amp; [.B28] &amp; &quot;';'&quot; &amp;+[.C28] &amp; &quot;';'&quot; &amp; [.D28] &amp; &quot;'&quot;" office:value-type="string" office:string-value="'';'';'';''" calcext:value-type="string">
            <text:p>'';'';'';''</text:p>
          </table:table-cell>
        </table:table-row>
        <table:table-row table:style-name="ro1">
          <table:table-cell table:number-columns-repeated="4"/>
          <table:table-cell table:formula="of:=&quot;'&quot; &amp; [.A29] &amp; &quot;';'&quot; &amp; [.B29] &amp; &quot;';'&quot; &amp;+[.C29] &amp; &quot;';'&quot; &amp; [.D29] &amp; &quot;'&quot;" office:value-type="string" office:string-value="'';'';'';''" calcext:value-type="string">
            <text:p>'';'';'';''</text:p>
          </table:table-cell>
        </table:table-row>
        <table:table-row table:style-name="ro1">
          <table:table-cell table:number-columns-repeated="4"/>
          <table:table-cell table:formula="of:=&quot;'&quot; &amp; [.A30] &amp; &quot;';'&quot; &amp; [.B30] &amp; &quot;';'&quot; &amp;+[.C30] &amp; &quot;';'&quot; &amp; [.D30] &amp; &quot;'&quot;" office:value-type="string" office:string-value="'';'';'';''" calcext:value-type="string">
            <text:p>'';'';'';''</text:p>
          </table:table-cell>
        </table:table-row>
        <table:table-row table:style-name="ro1">
          <table:table-cell table:number-columns-repeated="4"/>
          <table:table-cell table:formula="of:=&quot;'&quot; &amp; [.A31] &amp; &quot;';'&quot; &amp; [.B31] &amp; &quot;';'&quot; &amp;+[.C31] &amp; &quot;';'&quot; &amp; [.D31] &amp; &quot;'&quot;" office:value-type="string" office:string-value="'';'';'';''" calcext:value-type="string">
            <text:p>'';'';'';''</text:p>
          </table:table-cell>
        </table:table-row>
        <table:table-row table:style-name="ro1">
          <table:table-cell table:number-columns-repeated="4"/>
          <table:table-cell table:formula="of:=&quot;'&quot; &amp; [.A32] &amp; &quot;';'&quot; &amp; [.B32] &amp; &quot;';'&quot; &amp;+[.C32] &amp; &quot;';'&quot; &amp; [.D32] &amp; &quot;'&quot;" office:value-type="string" office:string-value="'';'';'';''" calcext:value-type="string">
            <text:p>'';'';'';''</text:p>
          </table:table-cell>
        </table:table-row>
        <table:table-row table:style-name="ro1">
          <table:table-cell table:number-columns-repeated="4"/>
          <table:table-cell table:formula="of:=&quot;'&quot; &amp; [.A33] &amp; &quot;';'&quot; &amp; [.B33] &amp; &quot;';'&quot; &amp;+[.C33] &amp; &quot;';'&quot; &amp; [.D33] &amp; &quot;'&quot;" office:value-type="string" office:string-value="'';'';'';''" calcext:value-type="string">
            <text:p>'';'';'';''</text:p>
          </table:table-cell>
        </table:table-row>
        <table:table-row table:style-name="ro1">
          <table:table-cell table:number-columns-repeated="4"/>
          <table:table-cell table:formula="of:=&quot;'&quot; &amp; [.A34] &amp; &quot;';'&quot; &amp; [.B34] &amp; &quot;';'&quot; &amp;+[.C34] &amp; &quot;';'&quot; &amp; [.D34] &amp; &quot;'&quot;" office:value-type="string" office:string-value="'';'';'';''" calcext:value-type="string">
            <text:p>'';'';'';''</text:p>
          </table:table-cell>
        </table:table-row>
        <table:table-row table:style-name="ro1">
          <table:table-cell table:number-columns-repeated="4"/>
          <table:table-cell table:formula="of:=&quot;'&quot; &amp; [.A35] &amp; &quot;';'&quot; &amp; [.B35] &amp; &quot;';'&quot; &amp;+[.C35] &amp; &quot;';'&quot; &amp; [.D35] &amp; &quot;'&quot;" office:value-type="string" office:string-value="'';'';'';''" calcext:value-type="string">
            <text:p>'';'';'';''</text:p>
          </table:table-cell>
        </table:table-row>
        <table:table-row table:style-name="ro1">
          <table:table-cell table:number-columns-repeated="4"/>
          <table:table-cell table:formula="of:=&quot;'&quot; &amp; [.A36] &amp; &quot;';'&quot; &amp; [.B36] &amp; &quot;';'&quot; &amp;+[.C36] &amp; &quot;';'&quot; &amp; [.D36] &amp; &quot;'&quot;" office:value-type="string" office:string-value="'';'';'';''" calcext:value-type="string">
            <text:p>'';'';'';''</text:p>
          </table:table-cell>
        </table:table-row>
        <table:table-row table:style-name="ro1">
          <table:table-cell table:number-columns-repeated="4"/>
          <table:table-cell table:formula="of:=&quot;'&quot; &amp; [.A37] &amp; &quot;';'&quot; &amp; [.B37] &amp; &quot;';'&quot; &amp;+[.C37] &amp; &quot;';'&quot; &amp; [.D37] &amp; &quot;'&quot;" office:value-type="string" office:string-value="'';'';'';''" calcext:value-type="string">
            <text:p>'';'';'';''</text:p>
          </table:table-cell>
        </table:table-row>
        <table:table-row table:style-name="ro1">
          <table:table-cell table:number-columns-repeated="4"/>
          <table:table-cell table:formula="of:=&quot;'&quot; &amp; [.A38] &amp; &quot;';'&quot; &amp; [.B38] &amp; &quot;';'&quot; &amp;+[.C38] &amp; &quot;';'&quot; &amp; [.D38] &amp; &quot;'&quot;" office:value-type="string" office:string-value="'';'';'';''" calcext:value-type="string">
            <text:p>'';'';'';''</text:p>
          </table:table-cell>
        </table:table-row>
        <table:table-row table:style-name="ro1">
          <table:table-cell table:number-columns-repeated="4"/>
          <table:table-cell table:formula="of:=&quot;'&quot; &amp; [.A39] &amp; &quot;';'&quot; &amp; [.B39] &amp; &quot;';'&quot; &amp;+[.C39] &amp; &quot;';'&quot; &amp; [.D39] &amp; &quot;'&quot;" office:value-type="string" office:string-value="'';'';'';''" calcext:value-type="string">
            <text:p>'';'';'';''</text:p>
          </table:table-cell>
        </table:table-row>
        <table:table-row table:style-name="ro1">
          <table:table-cell table:number-columns-repeated="4"/>
          <table:table-cell table:formula="of:=&quot;'&quot; &amp; [.A40] &amp; &quot;';'&quot; &amp; [.B40] &amp; &quot;';'&quot; &amp;+[.C40] &amp; &quot;';'&quot; &amp; [.D40] &amp; &quot;'&quot;" office:value-type="string" office:string-value="'';'';'';''" calcext:value-type="string">
            <text:p>'';'';'';''</text:p>
          </table:table-cell>
        </table:table-row>
        <table:table-row table:style-name="ro1">
          <table:table-cell/>
          <table:table-cell table:style-name="ce2"/>
          <table:table-cell table:number-columns-repeated="2"/>
          <table:table-cell table:formula="of:=&quot;'&quot; &amp; [.A41] &amp; &quot;';'&quot; &amp; [.B41] &amp; &quot;';'&quot; &amp;+[.C41] &amp; &quot;';'&quot; &amp; [.D41] &amp; &quot;'&quot;" office:value-type="string" office:string-value="'';'';'';''" calcext:value-type="string">
            <text:p>'';'';'';''</text:p>
          </table:table-cell>
        </table:table-row>
        <table:table-row table:style-name="ro1">
          <table:table-cell/>
          <table:table-cell table:style-name="ce2"/>
          <table:table-cell table:number-columns-repeated="2"/>
          <table:table-cell table:formula="of:=&quot;'&quot; &amp; [.A42] &amp; &quot;';'&quot; &amp; [.B42] &amp; &quot;';'&quot; &amp;+[.C42] &amp; &quot;';'&quot; &amp; [.D42] &amp; &quot;'&quot;" office:value-type="string" office:string-value="'';'';'';''" calcext:value-type="string">
            <text:p>'';'';'';''</text:p>
          </table:table-cell>
        </table:table-row>
        <table:table-row table:style-name="ro1">
          <table:table-cell/>
          <table:table-cell table:style-name="ce2"/>
          <table:table-cell table:number-columns-repeated="2"/>
          <table:table-cell table:formula="of:=&quot;'&quot; &amp; [.A43] &amp; &quot;';'&quot; &amp; [.B43] &amp; &quot;';'&quot; &amp;+[.C43] &amp; &quot;';'&quot; &amp; [.D43] &amp; &quot;'&quot;" office:value-type="string" office:string-value="'';'';'';''" calcext:value-type="string">
            <text:p>'';'';'';''</text:p>
          </table:table-cell>
        </table:table-row>
        <table:table-row table:style-name="ro1">
          <table:table-cell/>
          <table:table-cell table:style-name="ce2"/>
          <table:table-cell table:number-columns-repeated="2"/>
          <table:table-cell table:formula="of:=&quot;'&quot; &amp; [.A44] &amp; &quot;';'&quot; &amp; [.B44] &amp; &quot;';'&quot; &amp;+[.C44] &amp; &quot;';'&quot; &amp; [.D44] &amp; &quot;'&quot;" office:value-type="string" office:string-value="'';'';'';''" calcext:value-type="string">
            <text:p>'';'';'';''</text:p>
          </table:table-cell>
        </table:table-row>
        <table:table-row table:style-name="ro1">
          <table:table-cell/>
          <table:table-cell table:style-name="ce2"/>
          <table:table-cell table:number-columns-repeated="2"/>
          <table:table-cell table:formula="of:=&quot;'&quot; &amp; [.A45] &amp; &quot;';'&quot; &amp; [.B45] &amp; &quot;';'&quot; &amp;+[.C45] &amp; &quot;';'&quot; &amp; [.D45] &amp; &quot;'&quot;" office:value-type="string" office:string-value="'';'';'';''" calcext:value-type="string">
            <text:p>'';'';'';''</text:p>
          </table:table-cell>
        </table:table-row>
        <table:table-row table:style-name="ro1">
          <table:table-cell table:number-columns-repeated="4"/>
          <table:table-cell table:formula="of:=&quot;'&quot; &amp; [.A46] &amp; &quot;';'&quot; &amp; [.B46] &amp; &quot;';'&quot; &amp;+[.C46] &amp; &quot;';'&quot; &amp; [.D46] &amp; &quot;'&quot;" office:value-type="string" office:string-value="'';'';'';''" calcext:value-type="string">
            <text:p>'';'';'';''</text:p>
          </table:table-cell>
        </table:table-row>
        <table:table-row table:style-name="ro1">
          <table:table-cell/>
          <table:table-cell table:style-name="ce2"/>
          <table:table-cell table:number-columns-repeated="2"/>
          <table:table-cell table:formula="of:=&quot;'&quot; &amp; [.A47] &amp; &quot;';'&quot; &amp; [.B47] &amp; &quot;';'&quot; &amp;+[.C47] &amp; &quot;';'&quot; &amp; [.D47] &amp; &quot;'&quot;" office:value-type="string" office:string-value="'';'';'';''" calcext:value-type="string">
            <text:p>'';'';'';''</text:p>
          </table:table-cell>
        </table:table-row>
        <table:table-row table:style-name="ro1">
          <table:table-cell table:number-columns-repeated="4"/>
          <table:table-cell table:formula="of:=&quot;'&quot; &amp; [.A48] &amp; &quot;';'&quot; &amp; [.B48] &amp; &quot;';'&quot; &amp;+[.C48] &amp; &quot;';'&quot; &amp; [.D48] &amp; &quot;'&quot;" office:value-type="string" office:string-value="'';'';'';''" calcext:value-type="string">
            <text:p>'';'';'';''</text:p>
          </table:table-cell>
        </table:table-row>
        <table:table-row table:style-name="ro1">
          <table:table-cell table:number-columns-repeated="4"/>
          <table:table-cell table:formula="of:=&quot;'&quot; &amp; [.A49] &amp; &quot;';'&quot; &amp; [.B49] &amp; &quot;';'&quot; &amp;+[.C49] &amp; &quot;';'&quot; &amp; [.D49] &amp; &quot;'&quot;" office:value-type="string" office:string-value="'';'';'';''" calcext:value-type="string">
            <text:p>'';'';'';''</text:p>
          </table:table-cell>
        </table:table-row>
        <table:table-row table:style-name="ro1">
          <table:table-cell table:number-columns-repeated="4"/>
          <table:table-cell table:formula="of:=&quot;'&quot; &amp; [.A50] &amp; &quot;';'&quot; &amp; [.B50] &amp; &quot;';'&quot; &amp;+[.C50] &amp; &quot;';'&quot; &amp; [.D50] &amp; &quot;'&quot;" office:value-type="string" office:string-value="'';'';'';''" calcext:value-type="string">
            <text:p>'';'';'';''</text:p>
          </table:table-cell>
        </table:table-row>
        <table:table-row table:style-name="ro1">
          <table:table-cell table:number-columns-repeated="4"/>
          <table:table-cell table:formula="of:=&quot;'&quot; &amp; [.A51] &amp; &quot;';'&quot; &amp; [.B51] &amp; &quot;';'&quot; &amp;+[.C51] &amp; &quot;';'&quot; &amp; [.D51] &amp; &quot;'&quot;" office:value-type="string" office:string-value="'';'';'';''" calcext:value-type="string">
            <text:p>'';'';'';''</text:p>
          </table:table-cell>
        </table:table-row>
        <table:table-row table:style-name="ro1">
          <table:table-cell/>
          <table:table-cell table:style-name="ce2"/>
          <table:table-cell table:number-columns-repeated="2"/>
          <table:table-cell table:formula="of:=&quot;'&quot; &amp; [.A52] &amp; &quot;';'&quot; &amp; [.B52] &amp; &quot;';'&quot; &amp;+[.C52] &amp; &quot;';'&quot; &amp; [.D52] &amp; &quot;'&quot;" office:value-type="string" office:string-value="'';'';'';''" calcext:value-type="string">
            <text:p>'';'';'';''</text:p>
          </table:table-cell>
        </table:table-row>
        <table:table-row table:style-name="ro1">
          <table:table-cell/>
          <table:table-cell table:style-name="ce2"/>
          <table:table-cell table:number-columns-repeated="2"/>
          <table:table-cell table:formula="of:=&quot;'&quot; &amp; [.A53] &amp; &quot;';'&quot; &amp; [.B53] &amp; &quot;';'&quot; &amp;+[.C53] &amp; &quot;';'&quot; &amp; [.D53] &amp; &quot;'&quot;" office:value-type="string" office:string-value="'';'';'';''" calcext:value-type="string">
            <text:p>'';'';'';''</text:p>
          </table:table-cell>
        </table:table-row>
        <table:table-row table:style-name="ro1">
          <table:table-cell/>
          <table:table-cell table:style-name="ce2"/>
          <table:table-cell table:number-columns-repeated="2"/>
          <table:table-cell table:formula="of:=&quot;'&quot; &amp; [.A54] &amp; &quot;';'&quot; &amp; [.B54] &amp; &quot;';'&quot; &amp;+[.C54] &amp; &quot;';'&quot; &amp; [.D54] &amp; &quot;'&quot;" office:value-type="string" office:string-value="'';'';'';''" calcext:value-type="string">
            <text:p>'';'';'';''</text:p>
          </table:table-cell>
        </table:table-row>
        <table:table-row table:style-name="ro1">
          <table:table-cell/>
          <table:table-cell table:style-name="ce2"/>
          <table:table-cell table:number-columns-repeated="2"/>
          <table:table-cell table:formula="of:=&quot;'&quot; &amp; [.A55] &amp; &quot;';'&quot; &amp; [.B55] &amp; &quot;';'&quot; &amp;+[.C55] &amp; &quot;';'&quot; &amp; [.D55] &amp; &quot;'&quot;" office:value-type="string" office:string-value="'';'';'';''" calcext:value-type="string">
            <text:p>'';'';'';''</text:p>
          </table:table-cell>
        </table:table-row>
        <table:table-row table:style-name="ro1">
          <table:table-cell/>
          <table:table-cell table:style-name="ce2"/>
          <table:table-cell table:number-columns-repeated="2"/>
          <table:table-cell table:formula="of:=&quot;'&quot; &amp; [.A56] &amp; &quot;';'&quot; &amp; [.B56] &amp; &quot;';'&quot; &amp;+[.C56] &amp; &quot;';'&quot; &amp; [.D56] &amp; &quot;'&quot;" office:value-type="string" office:string-value="'';'';'';''" calcext:value-type="string">
            <text:p>'';'';'';''</text:p>
          </table:table-cell>
        </table:table-row>
        <table:table-row table:style-name="ro1">
          <table:table-cell/>
          <table:table-cell table:style-name="ce2"/>
          <table:table-cell table:number-columns-repeated="2"/>
          <table:table-cell table:formula="of:=&quot;'&quot; &amp; [.A57] &amp; &quot;';'&quot; &amp; [.B57] &amp; &quot;';'&quot; &amp;+[.C57] &amp; &quot;';'&quot; &amp; [.D57] &amp; &quot;'&quot;" office:value-type="string" office:string-value="'';'';'';''" calcext:value-type="string">
            <text:p>'';'';'';''</text:p>
          </table:table-cell>
        </table:table-row>
        <table:table-row table:style-name="ro1">
          <table:table-cell/>
          <table:table-cell table:style-name="ce2"/>
          <table:table-cell table:number-columns-repeated="2"/>
          <table:table-cell table:formula="of:=&quot;'&quot; &amp; [.A58] &amp; &quot;';'&quot; &amp; [.B58] &amp; &quot;';'&quot; &amp;+[.C58] &amp; &quot;';'&quot; &amp; [.D58] &amp; &quot;'&quot;" office:value-type="string" office:string-value="'';'';'';''" calcext:value-type="string">
            <text:p>'';'';'';''</text:p>
          </table:table-cell>
        </table:table-row>
        <table:table-row table:style-name="ro1">
          <table:table-cell/>
          <table:table-cell table:style-name="ce2"/>
          <table:table-cell table:number-columns-repeated="2"/>
          <table:table-cell table:formula="of:=&quot;'&quot; &amp; [.A59] &amp; &quot;';'&quot; &amp; [.B59] &amp; &quot;';'&quot; &amp;+[.C59] &amp; &quot;';'&quot; &amp; [.D59] &amp; &quot;'&quot;" office:value-type="string" office:string-value="'';'';'';''" calcext:value-type="string">
            <text:p>'';'';'';''</text:p>
          </table:table-cell>
        </table:table-row>
        <table:table-row table:style-name="ro1">
          <table:table-cell/>
          <table:table-cell table:style-name="ce2"/>
          <table:table-cell table:number-columns-repeated="2"/>
          <table:table-cell table:formula="of:=&quot;'&quot; &amp; [.A60] &amp; &quot;';'&quot; &amp; [.B60] &amp; &quot;';'&quot; &amp;+[.C60] &amp; &quot;';'&quot; &amp; [.D60] &amp; &quot;'&quot;" office:value-type="string" office:string-value="'';'';'';''" calcext:value-type="string">
            <text:p>'';'';'';''</text:p>
          </table:table-cell>
        </table:table-row>
        <table:table-row table:style-name="ro1">
          <table:table-cell/>
          <table:table-cell table:style-name="ce2"/>
          <table:table-cell table:number-columns-repeated="2"/>
          <table:table-cell table:formula="of:=&quot;'&quot; &amp; [.A61] &amp; &quot;';'&quot; &amp; [.B61] &amp; &quot;';'&quot; &amp;+[.C61] &amp; &quot;';'&quot; &amp; [.D61] &amp; &quot;'&quot;" office:value-type="string" office:string-value="'';'';'';''" calcext:value-type="string">
            <text:p>'';'';'';''</text:p>
          </table:table-cell>
        </table:table-row>
        <table:table-row table:style-name="ro1">
          <table:table-cell/>
          <table:table-cell table:style-name="ce2"/>
          <table:table-cell table:number-columns-repeated="2"/>
          <table:table-cell table:formula="of:=&quot;'&quot; &amp; [.A62] &amp; &quot;';'&quot; &amp; [.B62] &amp; &quot;';'&quot; &amp;+[.C62] &amp; &quot;';'&quot; &amp; [.D62] &amp; &quot;'&quot;" office:value-type="string" office:string-value="'';'';'';''" calcext:value-type="string">
            <text:p>'';'';'';''</text:p>
          </table:table-cell>
        </table:table-row>
        <table:table-row table:style-name="ro1">
          <table:table-cell/>
          <table:table-cell table:style-name="ce2"/>
          <table:table-cell table:number-columns-repeated="2"/>
          <table:table-cell table:formula="of:=&quot;'&quot; &amp; [.A63] &amp; &quot;';'&quot; &amp; [.B63] &amp; &quot;';'&quot; &amp;+[.C63] &amp; &quot;';'&quot; &amp; [.D63] &amp; &quot;'&quot;" office:value-type="string" office:string-value="'';'';'';''" calcext:value-type="string">
            <text:p>'';'';'';''</text:p>
          </table:table-cell>
        </table:table-row>
        <table:table-row table:style-name="ro1">
          <table:table-cell table:number-columns-repeated="4"/>
          <table:table-cell table:formula="of:=&quot;'&quot; &amp; [.A64] &amp; &quot;';'&quot; &amp; [.B64] &amp; &quot;';'&quot; &amp;+[.C64] &amp; &quot;';'&quot; &amp; [.D64] &amp; &quot;'&quot;" office:value-type="string" office:string-value="'';'';'';''" calcext:value-type="string">
            <text:p>'';'';'';''</text:p>
          </table:table-cell>
        </table:table-row>
        <table:table-row table:style-name="ro1">
          <table:table-cell table:number-columns-repeated="4"/>
          <table:table-cell table:formula="of:=&quot;'&quot; &amp; [.A65] &amp; &quot;';'&quot; &amp; [.B65] &amp; &quot;';'&quot; &amp;+[.C65] &amp; &quot;';'&quot; &amp; [.D65] &amp; &quot;'&quot;" office:value-type="string" office:string-value="'';'';'';''" calcext:value-type="string">
            <text:p>'';'';'';''</text:p>
          </table:table-cell>
        </table:table-row>
        <table:table-row table:style-name="ro1">
          <table:table-cell table:number-columns-repeated="4"/>
          <table:table-cell table:formula="of:=&quot;'&quot; &amp; [.A66] &amp; &quot;';'&quot; &amp; [.B66] &amp; &quot;';'&quot; &amp;+[.C66] &amp; &quot;';'&quot; &amp; [.D66] &amp; &quot;'&quot;" office:value-type="string" office:string-value="'';'';'';''" calcext:value-type="string">
            <text:p>'';'';'';''</text:p>
          </table:table-cell>
        </table:table-row>
        <table:table-row table:style-name="ro1">
          <table:table-cell table:number-columns-repeated="4"/>
          <table:table-cell table:formula="of:=&quot;'&quot; &amp; [.A67] &amp; &quot;';'&quot; &amp; [.B67] &amp; &quot;';'&quot; &amp;+[.C67] &amp; &quot;';'&quot; &amp; [.D67] &amp; &quot;'&quot;" office:value-type="string" office:string-value="'';'';'';''" calcext:value-type="string">
            <text:p>'';'';'';''</text:p>
          </table:table-cell>
        </table:table-row>
        <table:table-row table:style-name="ro1">
          <table:table-cell table:number-columns-repeated="4"/>
          <table:table-cell table:formula="of:=&quot;'&quot; &amp; [.A68] &amp; &quot;';'&quot; &amp; [.B68] &amp; &quot;';'&quot; &amp;+[.C68] &amp; &quot;';'&quot; &amp; [.D68] &amp; &quot;'&quot;" office:value-type="string" office:string-value="'';'';'';''" calcext:value-type="string">
            <text:p>'';'';'';''</text:p>
          </table:table-cell>
        </table:table-row>
        <table:table-row table:style-name="ro1">
          <table:table-cell table:number-columns-repeated="4"/>
          <table:table-cell table:formula="of:=&quot;'&quot; &amp; [.A69] &amp; &quot;';'&quot; &amp; [.B69] &amp; &quot;';'&quot; &amp;+[.C69] &amp; &quot;';'&quot; &amp; [.D69] &amp; &quot;'&quot;" office:value-type="string" office:string-value="'';'';'';''" calcext:value-type="string">
            <text:p>'';'';'';''</text:p>
          </table:table-cell>
        </table:table-row>
        <table:table-row table:style-name="ro1">
          <table:table-cell table:number-columns-repeated="4"/>
          <table:table-cell table:formula="of:=&quot;'&quot; &amp; [.A70] &amp; &quot;';'&quot; &amp; [.B70] &amp; &quot;';'&quot; &amp;+[.C70] &amp; &quot;';'&quot; &amp; [.D70] &amp; &quot;'&quot;" office:value-type="string" office:string-value="'';'';'';''" calcext:value-type="string">
            <text:p>'';'';'';''</text:p>
          </table:table-cell>
        </table:table-row>
        <table:table-row table:style-name="ro1">
          <table:table-cell table:number-columns-repeated="4"/>
          <table:table-cell table:formula="of:=&quot;'&quot; &amp; [.A71] &amp; &quot;';'&quot; &amp; [.B71] &amp; &quot;';'&quot; &amp;+[.C71] &amp; &quot;';'&quot; &amp; [.D71] &amp; &quot;'&quot;" office:value-type="string" office:string-value="'';'';'';''" calcext:value-type="string">
            <text:p>'';'';'';''</text:p>
          </table:table-cell>
        </table:table-row>
        <table:table-row table:style-name="ro1">
          <table:table-cell table:number-columns-repeated="4"/>
          <table:table-cell table:formula="of:=&quot;'&quot; &amp; [.A72] &amp; &quot;';'&quot; &amp; [.B72] &amp; &quot;';'&quot; &amp;+[.C72] &amp; &quot;';'&quot; &amp; [.D72] &amp; &quot;'&quot;" office:value-type="string" office:string-value="'';'';'';''" calcext:value-type="string">
            <text:p>'';'';'';''</text:p>
          </table:table-cell>
        </table:table-row>
        <table:table-row table:style-name="ro1">
          <table:table-cell table:number-columns-repeated="4"/>
          <table:table-cell table:formula="of:=&quot;'&quot; &amp; [.A73] &amp; &quot;';'&quot; &amp; [.B73] &amp; &quot;';'&quot; &amp;+[.C73] &amp; &quot;';'&quot; &amp; [.D73] &amp; &quot;'&quot;" office:value-type="string" office:string-value="'';'';'';''" calcext:value-type="string">
            <text:p>'';'';'';''</text:p>
          </table:table-cell>
        </table:table-row>
        <table:table-row table:style-name="ro1">
          <table:table-cell table:number-columns-repeated="4"/>
          <table:table-cell table:formula="of:=&quot;'&quot; &amp; [.A74] &amp; &quot;';'&quot; &amp; [.B74] &amp; &quot;';'&quot; &amp;+[.C74] &amp; &quot;';'&quot; &amp; [.D74] &amp; &quot;'&quot;" office:value-type="string" office:string-value="'';'';'';''" calcext:value-type="string">
            <text:p>'';'';'';''</text:p>
          </table:table-cell>
        </table:table-row>
        <table:table-row table:style-name="ro1">
          <table:table-cell table:number-columns-repeated="4"/>
          <table:table-cell table:formula="of:=&quot;'&quot; &amp; [.A75] &amp; &quot;';'&quot; &amp; [.B75] &amp; &quot;';'&quot; &amp;+[.C75] &amp; &quot;';'&quot; &amp; [.D75] &amp; &quot;'&quot;" office:value-type="string" office:string-value="'';'';'';''" calcext:value-type="string">
            <text:p>'';'';'';''</text:p>
          </table:table-cell>
        </table:table-row>
        <table:table-row table:style-name="ro1">
          <table:table-cell table:number-columns-repeated="4"/>
          <table:table-cell table:formula="of:=&quot;'&quot; &amp; [.A76] &amp; &quot;';'&quot; &amp; [.B76] &amp; &quot;';'&quot; &amp;+[.C76] &amp; &quot;';'&quot; &amp; [.D76] &amp; &quot;'&quot;" office:value-type="string" office:string-value="'';'';'';''" calcext:value-type="string">
            <text:p>'';'';'';''</text:p>
          </table:table-cell>
        </table:table-row>
        <table:table-row table:style-name="ro1">
          <table:table-cell table:number-columns-repeated="4"/>
          <table:table-cell table:formula="of:=&quot;'&quot; &amp; [.A77] &amp; &quot;';'&quot; &amp; [.B77] &amp; &quot;';'&quot; &amp;+[.C77] &amp; &quot;';'&quot; &amp; [.D77] &amp; &quot;'&quot;" office:value-type="string" office:string-value="'';'';'';''" calcext:value-type="string">
            <text:p>'';'';'';''</text:p>
          </table:table-cell>
        </table:table-row>
        <table:table-row table:style-name="ro1" table:number-rows-repeated="104849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1:Sheet1.E70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3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3T11:04:07.878000000</meta:creation-date>
    <meta:generator>LibreOffice/24.2.0.3$Windows_X86_64 LibreOffice_project/da48488a73ddd66ea24cf16bbc4f7b9c08e9bea1</meta:generator>
    <dc:date>2024-02-13T14:43:22.505000000</dc:date>
    <meta:editing-duration>PT35M9S</meta:editing-duration>
    <meta:editing-cycles>6</meta:editing-cycles>
    <meta:document-statistic meta:table-count="1" meta:cell-count="97" meta:object-count="0"/>
  </office:meta>
</office:document-meta>
</file>